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pitch="variable" style:name="Wingdings" svg:font-family="Wingdings"/>
    <style:font-face style:font-family-generic="roman" style:font-pitch="variable" style:name="Symbol" svg:font-family="Symbol"/>
    <style:font-face style:font-family-generic="modern" style:name="Courier New" svg:font-family="'Courier New'"/>
    <style:font-face style:font-family-generic="swiss" style:name="FreeSans1" svg:font-family="FreeSans"/>
    <style:font-face style:font-family-generic="modern" style:font-pitch="fixed" style:name="Courier New1" svg:font-family="'Courier New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ahoma" svg:font-family="Tahom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swiss" style:font-pitch="variable" style:name="Arial" svg:font-family="Arial"/>
    <style:font-face style:font-family-generic="modern" style:font-pitch="fixed" style:name="Courier New" svg:font-family="Courier New"/>
    <style:font-face style:font-family-generic="swiss" style:font-pitch="variable" style:name="Tahoma" svg:font-family="Tahoma"/>
    <style:font-face style:font-family-generic="roman" style:font-pitch="variable" style:name="Times New Roman" svg:font-family="Times New Roman" svg:panose-1="2 2 6 3 5 4 5 2 3 4"/>
  </office:font-face-decls>
  <office:automatic-styles>
    <style:style style:family="paragraph" style:list-style-name="WW8Num8" style:name="a7a6908" style:parent-style-name="Aufzählungszeichen">
      <style:paragraph-properties/>
      <style:text-properties fo:country="GB" fo:language="en"/>
    </style:style>
    <style:style style:family="paragraph" style:name="aa30c1c" style:parent-style-name="TextkörperNachAufzählung">
      <style:text-properties fo:country="GB" fo:language="en"/>
    </style:style>
    <style:style style:family="paragraph" style:list-style-name="WW8Num8" style:name="abe8cab" style:parent-style-name="Aufzählungszeichen">
      <style:paragraph-properties/>
      <style:text-properties fo:country="GB" fo:language="en"/>
    </style:style>
    <style:style style:family="paragraph" style:list-style-name="WW8Num8" style:name="a30a80e" style:parent-style-name="Aufzählungszeichen">
      <style:paragraph-properties/>
      <style:text-properties fo:country="GB" fo:language="en"/>
    </style:style>
    <style:style style:family="paragraph" style:list-style-name="WW8Num8" style:name="a8b298d" style:parent-style-name="Aufzählungszeichen">
      <style:paragraph-properties/>
      <style:text-properties fo:country="GB" fo:language="en"/>
    </style:style>
    <style:style style:family="paragraph" style:list-style-name="WW8Num8" style:name="ad11e7c" style:parent-style-name="Aufzählungszeichen">
      <style:paragraph-properties/>
      <style:text-properties fo:country="GB" fo:language="en"/>
    </style:style>
    <style:style style:family="paragraph" style:list-style-name="WW8Num8" style:name="a1aa72a" style:parent-style-name="Aufzählungszeichen">
      <style:paragraph-properties/>
      <style:text-properties fo:country="GB" fo:language="en"/>
    </style:style>
    <style:style style:family="paragraph" style:list-style-name="WW8Num8" style:name="a9c8266" style:parent-style-name="Aufzählungszeichen">
      <style:paragraph-properties/>
      <style:text-properties fo:country="GB" fo:language="en"/>
    </style:style>
    <style:style style:family="paragraph" style:list-style-name="WW8Num8" style:name="a643996" style:parent-style-name="Aufzählungszeichen">
      <style:paragraph-properties/>
      <style:text-properties fo:country="GB" fo:language="en"/>
    </style:style>
    <style:style style:family="paragraph" style:list-style-name="WW8Num8" style:name="a2fa6b3" style:parent-style-name="Aufzählungszeichen">
      <style:paragraph-properties/>
      <style:text-properties fo:country="GB" fo:language="en"/>
    </style:style>
    <style:style style:family="paragraph" style:name="aae523c" style:parent-style-name="Heading_20_2">
      <style:paragraph-properties/>
      <style:text-properties fo:country="GB" fo:language="en"/>
    </style:style>
    <text:list-style style:name="WW8Num22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11">
      <text:list-level-style-number style:num-format="1" style:num-suffix="." text:display-levels="1" text:level="1">
        <style:list-level-properties text:list-level-position-and-space-mode="label-alignment">
          <style:list-level-label-alignment fo:margin-left="5.31mm" fo:text-indent="-5.31mm" text:label-followed-by="listtab" text:list-tab-stop-position="5.3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30.41mm" fo:text-indent="-6.35mm" text:label-followed-by="listtab" text:list-tab-stop-position="30.41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43.11mm" fo:text-indent="-3.18mm" text:label-followed-by="listtab" text:list-tab-stop-position="43.1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5.81mm" fo:text-indent="-6.35mm" text:label-followed-by="listtab" text:list-tab-stop-position="55.81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8.51mm" fo:text-indent="-6.35mm" text:label-followed-by="listtab" text:list-tab-stop-position="68.51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81.21mm" fo:text-indent="-3.18mm" text:label-followed-by="listtab" text:list-tab-stop-position="81.21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93.91mm" fo:text-indent="-6.35mm" text:label-followed-by="listtab" text:list-tab-stop-position="93.91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6.61mm" fo:text-indent="-6.35mm" text:label-followed-by="listtab" text:list-tab-stop-position="106.61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9.31mm" fo:text-indent="-3.18mm" text:label-followed-by="listtab" text:list-tab-stop-position="119.31mm"/>
        </style:list-level-properties>
      </text:list-level-style-number>
    </text:list-style>
    <text:list-style style:name="WW8Num23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12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20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21">
      <text:list-level-style-number style:num-format="i" style:num-suffix="." text:display-levels="1" text:level="1">
        <style:list-level-properties text:list-level-position-and-space-mode="label-alignment">
          <style:list-level-label-alignment fo:margin-left="23.9mm" fo:text-indent="-5.29mm" text:label-followed-by="listtab" text:list-tab-stop-position="23.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10">
      <text:list-level-style-number style:num-format="1" text:display-levels="1" text:level="1">
        <style:list-level-properties text:list-level-position-and-space-mode="label-alignment"/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1">
      <text:list-level-style-bullet text:bullet-char="_" text:level="1">
        <style:list-level-properties text:list-level-position-and-space-mode="label-alignment">
          <style:list-level-label-alignment fo:margin-left="9.0mm" fo:text-indent="-3.0mm" text:label-followed-by="listtab" text:list-tab-stop-position="9.0mm"/>
        </style:list-level-properties>
      </text:list-level-style-bullet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3">
      <text:list-level-style-number style:num-format="a" style:num-suffix="." text:display-levels="1" text:level="1">
        <style:list-level-properties text:list-level-position-and-space-mode="label-alignment">
          <style:list-level-label-alignment fo:margin-left="10.6mm" fo:text-indent="-5.29mm" text:label-followed-by="listtab" text:list-tab-stop-position="5.3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2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5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4">
      <text:list-level-style-number style:num-format="i" style:num-suffix="." text:display-levels="1" text:level="1">
        <style:list-level-properties text:list-level-position-and-space-mode="label-alignment">
          <style:list-level-label-alignment fo:margin-left="15.91mm" fo:text-indent="-5.31mm" text:label-followed-by="listtab" text:list-tab-stop-position="5.3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15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7">
      <text:list-level-style-number style:num-format="1" style:num-suffix="." text:display-levels="1" text:level="1">
        <style:list-level-properties text:list-level-position-and-space-mode="label-alignment">
          <style:list-level-label-alignment fo:margin-left="7.5mm" fo:text-indent="-7.5mm" text:label-followed-by="listtab" text:list-tab-stop-position="7.5mm"/>
        </style:list-level-properties>
      </text:list-level-style-number>
      <text:list-level-style-number style:num-format="1" text:display-levels="2" text:level="2">
        <style:list-level-properties text:list-level-position-and-space-mode="label-alignment">
          <style:list-level-label-alignment fo:margin-left="11.99mm" fo:text-indent="-11.99mm" text:label-followed-by="listtab" text:list-tab-stop-position="11.99mm"/>
        </style:list-level-properties>
      </text:list-level-style-number>
      <text:list-level-style-number style:num-format="1" text:display-levels="3" text:level="3">
        <style:list-level-properties text:list-level-position-and-space-mode="label-alignment">
          <style:list-level-label-alignment fo:margin-left="13.0mm" fo:text-indent="-13.0mm" text:label-followed-by="listtab" text:list-tab-stop-position="13.0mm"/>
        </style:list-level-properties>
      </text:list-level-style-number>
      <text:list-level-style-number style:num-format="1" text:display-levels="4" text:level="4">
        <style:list-level-properties text:list-level-position-and-space-mode="label-alignment">
          <style:list-level-label-alignment fo:margin-left="15.24mm" fo:text-indent="-15.24mm" text:label-followed-by="listtab" text:list-tab-stop-position="15.24mm"/>
        </style:list-level-properties>
      </text:list-level-style-number>
      <text:list-level-style-number style:num-format="1" text:display-levels="5" text:level="5">
        <style:list-level-properties text:list-level-position-and-space-mode="label-alignment">
          <style:list-level-label-alignment fo:margin-left="17.78mm" fo:text-indent="-17.78mm" text:label-followed-by="listtab" text:list-tab-stop-position="17.78mm"/>
        </style:list-level-properties>
      </text:list-level-style-number>
      <text:list-level-style-number style:num-format="1" text:display-levels="6" text:level="6">
        <style:list-level-properties text:list-level-position-and-space-mode="label-alignment">
          <style:list-level-label-alignment fo:margin-left="20.32mm" fo:text-indent="-20.32mm" text:label-followed-by="listtab" text:list-tab-stop-position="20.32mm"/>
        </style:list-level-properties>
      </text:list-level-style-number>
      <text:list-level-style-number style:num-format="1" text:display-levels="7" text:level="7">
        <style:list-level-properties text:list-level-position-and-space-mode="label-alignment">
          <style:list-level-label-alignment fo:margin-left="22.86mm" fo:text-indent="-22.86mm" text:label-followed-by="listtab" text:list-tab-stop-position="22.86mm"/>
        </style:list-level-properties>
      </text:list-level-style-number>
      <text:list-level-style-number style:num-format="1" text:display-levels="8" text:level="8">
        <style:list-level-properties text:list-level-position-and-space-mode="label-alignment">
          <style:list-level-label-alignment fo:margin-left="25.4mm" fo:text-indent="-25.4mm" text:label-followed-by="listtab" text:list-tab-stop-position="25.4mm"/>
        </style:list-level-properties>
      </text:list-level-style-number>
      <text:list-level-style-number style:num-format="1" text:display-levels="9" text:level="9">
        <style:list-level-properties text:list-level-position-and-space-mode="label-alignment">
          <style:list-level-label-alignment fo:margin-left="27.94mm" fo:text-indent="-27.94mm" text:label-followed-by="listtab" text:list-tab-stop-position="27.94mm"/>
        </style:list-level-properties>
      </text:list-level-style-number>
    </text:list-style>
    <text:list-style style:name="WW8Num16">
      <text:list-level-style-bullet text:bullet-char="_" text:level="1">
        <style:list-level-properties text:list-level-position-and-space-mode="label-alignment">
          <style:list-level-label-alignment fo:margin-left="6.0mm" fo:text-indent="-3.0mm" text:label-followed-by="listtab" text:list-tab-stop-position="6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6">
      <text:list-level-style-number style:num-format="a" style:num-suffix="." text:display-levels="1" text:level="1">
        <style:list-level-properties text:list-level-position-and-space-mode="label-alignment">
          <style:list-level-label-alignment fo:margin-left="18.61mm" fo:text-indent="-5.31mm" text:label-followed-by="listtab" text:list-tab-stop-position="18.6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24">
      <text:list-level-style-number style:num-format="1" text:display-levels="1" text:level="1">
        <style:list-level-properties text:list-level-position-and-space-mode="label-alignment"/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13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9">
      <text:list-level-style-number style:num-format="1" style:num-suffix="." text:display-levels="1" text:level="1">
        <style:list-level-properties text:list-level-position-and-space-mode="label-alignment">
          <style:list-level-label-alignment fo:margin-left="5.31mm" fo:text-indent="-5.31mm" text:label-followed-by="listtab" text:list-tab-stop-position="5.3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30.41mm" fo:text-indent="-6.35mm" text:label-followed-by="listtab" text:list-tab-stop-position="30.41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43.11mm" fo:text-indent="-3.18mm" text:label-followed-by="listtab" text:list-tab-stop-position="43.1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5.81mm" fo:text-indent="-6.35mm" text:label-followed-by="listtab" text:list-tab-stop-position="55.81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8.51mm" fo:text-indent="-6.35mm" text:label-followed-by="listtab" text:list-tab-stop-position="68.51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81.21mm" fo:text-indent="-3.18mm" text:label-followed-by="listtab" text:list-tab-stop-position="81.21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93.91mm" fo:text-indent="-6.35mm" text:label-followed-by="listtab" text:list-tab-stop-position="93.91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6.61mm" fo:text-indent="-6.35mm" text:label-followed-by="listtab" text:list-tab-stop-position="106.61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9.31mm" fo:text-indent="-3.18mm" text:label-followed-by="listtab" text:list-tab-stop-position="119.31mm"/>
        </style:list-level-properties>
      </text:list-level-style-number>
    </text:list-style>
    <text:list-style style:name="WW8Num14">
      <text:list-level-style-number style:num-format="1" text:display-levels="1" text:level="1">
        <style:list-level-properties text:list-level-position-and-space-mode="label-alignment"/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8">
      <text:list-level-style-bullet text:bullet-char="_" text:level="1">
        <style:list-level-properties text:list-level-position-and-space-mode="label-alignment">
          <style:list-level-label-alignment fo:margin-left="3.0mm" fo:text-indent="-3.0mm" text:label-followed-by="listtab" text:list-tab-stop-position="3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19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17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18">
      <text:list-level-style-number style:num-format="1" style:num-suffix="." text:display-levels="1" text:level="1">
        <style:list-level-properties text:list-level-position-and-space-mode="label-alignment">
          <style:list-level-label-alignment fo:margin-left="13.3mm" fo:text-indent="-5.29mm" text:label-followed-by="listtab" text:list-tab-stop-position="13.3mm"/>
        </style:list-level-properties>
      </text:list-level-style-number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</office:automatic-styles>
  <office:body>
    <office:text>
      <text:h text:outline-level="2" text:style-name="aae523c"/>
      <text:list text:continue-numbering="true" text:style-name="WW8Num8" xml:id="list330308788313012497">
        <text:list-item>
          <text:p text:style-name="a2fa6b3">environment</text:p>
        </text:list-item>
      </text:list>
      <text:list text:continue-numbering="true" text:style-name="WW8Num8" xml:id="list330308788313012497">
        <text:list-item>
          <text:p text:style-name="a643996">login</text:p>
        </text:list-item>
      </text:list>
      <text:list text:continue-numbering="true" text:style-name="WW8Num8" xml:id="list330308788313012497">
        <text:list-item>
          <text:p text:style-name="a9c8266">variableCreate</text:p>
        </text:list-item>
      </text:list>
      <text:list text:continue-numbering="true" text:style-name="WW8Num8" xml:id="list330308788313012497">
        <text:list-item>
          <text:p text:style-name="a1aa72a">newsletterExistEdit</text:p>
        </text:list-item>
      </text:list>
      <text:list text:continue-numbering="true" text:style-name="WW8Num8" xml:id="list330308788313012497">
        <text:list-item>
          <text:p text:style-name="ad11e7c">newsletterEdit</text:p>
        </text:list-item>
      </text:list>
      <text:list text:continue-numbering="true" text:style-name="WW8Num8" xml:id="list330308788313012497">
        <text:list-item>
          <text:p text:style-name="a8b298d">newsletterSend</text:p>
        </text:list-item>
      </text:list>
      <text:list text:continue-numbering="true" text:style-name="WW8Num8" xml:id="list330308788313012497">
        <text:list-item>
          <text:p text:style-name="a30a80e">variableDelete</text:p>
        </text:list-item>
      </text:list>
      <text:list text:continue-numbering="true" text:style-name="WW8Num8" xml:id="list330308788313012497">
        <text:list-item>
          <text:p text:style-name="abe8cab">logout</text:p>
        </text:list-item>
      </text:list>
      <text:p text:style-name="aa30c1c">Fallunterscheidung:</text:p>
      <text:list text:continue-numbering="true" text:style-name="WW8Num8" xml:id="list1693086569">
        <text:list-item>
          <text:p text:style-name="a7a6908">kei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pitch="variable" style:name="Wingdings" svg:font-family="Wingdings"/>
    <style:font-face style:font-family-generic="roman" style:font-pitch="variable" style:name="Symbol" svg:font-family="Symbol"/>
    <style:font-face style:font-family-generic="modern" style:name="Courier New" svg:font-family="'Courier New'"/>
    <style:font-face style:font-family-generic="swiss" style:name="FreeSans1" svg:font-family="FreeSans"/>
    <style:font-face style:font-family-generic="modern" style:font-pitch="fixed" style:name="Courier New1" svg:font-family="'Courier New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ahoma" svg:font-family="Tahom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swiss" style:font-pitch="variable" style:name="Arial" svg:font-family="Arial"/>
    <style:font-face style:font-family-generic="modern" style:font-pitch="fixed" style:name="Courier New" svg:font-family="Courier New"/>
    <style:font-face style:font-family-generic="swiss" style:font-pitch="variable" style:name="Tahoma" svg:font-family="Tahoma"/>
    <style:font-face style:font-family-generic="roman" style:font-pitch="variable" style:name="Times New Roman" svg:font-family="Times New Roman" svg:panose-1="2 2 6 3 5 4 5 2 3 4"/>
  </office:font-face-decls>
  <office:styles>
    <style:default-style style:family="paragraph">
      <style:paragraph-properties/>
      <style:text-properties fo:country="US" fo:font-size="12.0pt" fo:language="en" style:font-name="Liberation Serif" style:font-name-asian="Droid Sans Fallback" style:font-name-complex="FreeSans" style:font-size-asian="10.5pt" style:use-window-font-color="true"/>
    </style:default-style>
    <style:style style:family="paragraph" style:name="Standard" style:parent-style-name="default_paragraph_style">
      <style:paragraph-properties style:line-height-at-least="4.94mm"/>
      <style:text-properties fo:country="DE" fo:font-size="9.0pt" fo:language="de" style:font-name="Arial" style:font-name-asian="Times New Roman" style:font-name-complex="Arial" style:font-size-asian="9.0pt" style:use-window-font-color="true"/>
    </style:style>
    <style:style style:display-name="Text body" style:family="paragraph" style:name="Text_20_body" style:parent-style-name="Standard">
      <style:paragraph-properties fo:margin-bottom="2.12mm" fo:margin-left="0.0mm" fo:margin-right="33.3mm" fo:margin-top="0.0mm" fo:text-indent="0.0mm" style:line-height-at-least="4.94mm"/>
      <style:text-properties style:font-name="Arial" style:font-name-complex="Arial" style:font-size-asian="8.0pt"/>
    </style:style>
    <style:style style:family="paragraph" style:name="Adresse" style:parent-style-name="Text_20_body">
      <style:paragraph-properties fo:margin-bottom="0.0mm" fo:margin-top="0.0mm" style:line-height-at-least="4.23mm">
        <style:tab-stops>
          <style:tab-stop style:position="1.801cm"/>
        </style:tab-stops>
      </style:paragraph-properties>
    </style:style>
    <style:style style:family="paragraph" style:name="Aufzählungszeichen" style:parent-style-name="Text_20_body">
      <style:paragraph-properties fo:margin-bottom="0.71mm" fo:margin-top="1.41mm"/>
    </style:style>
    <style:style style:display-name="Nummerierung 1" style:family="paragraph" style:name="Nummerierung_20_1" style:parent-style-name="Aufzählungszeichen"/>
    <style:style style:family="paragraph" style:name="Kommentartext" style:parent-style-name="Standard">
      <style:text-properties fo:font-size="10.0pt" style:font-size-asian="10.0pt"/>
    </style:style>
    <style:style style:family="paragraph" style:name="Kommentarthema" style:next-style-name="Kommentartext" style:parent-style-name="Kommentartext">
      <style:paragraph-properties/>
      <style:text-properties fo:font-weight="bold" style:font-weight-asian="bold" style:font-weight-complex="bold"/>
    </style:style>
    <style:style style:display-name="Nummerierung 1 folgende" style:family="paragraph" style:name="Nummerierung_20_1_20_folgende" style:parent-style-name="Nummerierung_20_1">
      <style:paragraph-properties fo:margin-bottom="0.71mm" fo:margin-left="5.31mm" fo:margin-right="0.0mm" fo:margin-top="0.0mm" fo:text-indent="0.0mm"/>
    </style:style>
    <style:style style:display-name="Nummerierung 2" style:family="paragraph" style:name="Nummerierung_20_2" style:parent-style-name="Nummerierung_20_1_20_folgende"/>
    <style:style style:display-name="Nummerierung 3" style:family="paragraph" style:name="Nummerierung_20_3" style:parent-style-name="Nummerierung_20_2">
      <style:paragraph-properties>
        <style:tab-stops>
          <style:tab-stop style:position="1.651cm"/>
        </style:tab-stops>
      </style:paragraph-properties>
    </style:style>
    <style:style style:family="paragraph" style:name="Index" style:parent-style-name="Standard">
      <style:text-properties style:font-name-complex="FreeSans1" style:font-size-asian="12.0pt"/>
    </style:style>
    <style:style style:family="paragraph" style:name="Tabelle" style:parent-style-name="Text_20_body">
      <style:paragraph-properties fo:margin-bottom="1.41mm" fo:margin-left="0.0mm" fo:margin-right="0.0mm" fo:margin-top="0.71mm" fo:text-indent="0.0mm"/>
    </style:style>
    <style:style style:display-name="Tabelle rechts" style:family="paragraph" style:name="Tabelle_20_rechts" style:parent-style-name="Tabelle">
      <style:paragraph-properties fo:text-align="right"/>
    </style:style>
    <style:style style:display-name="Nummerierung 2 folgende" style:family="paragraph" style:name="Nummerierung_20_2_20_folgende" style:parent-style-name="Nummerierung_20_2">
      <style:paragraph-properties fo:margin-left="10.6mm" fo:margin-right="0.0mm" fo:text-indent="0.0mm"/>
    </style:style>
    <style:style style:display-name="Tabelle Preis" style:family="paragraph" style:name="Tabelle_20_Preis" style:parent-style-name="Standard">
      <style:paragraph-properties fo:margin-bottom="1.41mm" fo:margin-left="-0.19mm" fo:margin-right="2.2mm" fo:margin-top="0.71mm" fo:text-align="right" fo:text-indent="0.0mm"/>
      <style:text-properties style:font-size-asian="8.0pt"/>
    </style:style>
    <style:style style:display-name="Zitat Absatz" style:family="paragraph" style:name="Zitat_20_Absatz" style:parent-style-name="Text_20_body">
      <style:paragraph-properties fo:margin-left="9.53mm" fo:margin-right="33.3mm" fo:text-indent="0.0mm"/>
    </style:style>
    <style:style style:family="paragraph" style:name="List" style:parent-style-name="Text_20_body">
      <style:text-properties style:font-name-complex="FreeSans1" style:font-size-asian="12.0pt"/>
    </style:style>
    <style:style style:display-name="Tabelle Fett" style:family="paragraph" style:name="Tabelle_20_Fett" style:parent-style-name="Standard">
      <style:paragraph-properties fo:margin-bottom="0.71mm" fo:margin-left="-0.19mm" fo:margin-right="0.0mm" fo:margin-top="1.41mm" fo:text-indent="0.0mm"/>
      <style:text-properties fo:font-weight="bold" style:font-size-asian="8.0pt" style:font-weight-asian="bold"/>
    </style:style>
    <style:style style:display-name="Tabelle Aufzählung" style:family="paragraph" style:name="Tabelle_20_Aufzählung" style:parent-style-name="Aufzählungszeichen">
      <style:paragraph-properties fo:margin-bottom="1.41mm" fo:margin-left="0.0mm" fo:margin-right="0.0mm" fo:margin-top="0.71mm" fo:text-indent="0.0mm"/>
    </style:style>
    <style:style style:family="paragraph" style:name="Vertrag-Paragraph" style:next-style-name="Vertrag-Paragraph_20_folgende" style:parent-style-name="Text_20_body">
      <style:paragraph-properties fo:margin-left="8.01mm" fo:margin-right="33.3mm" fo:text-indent="-8.01mm">
        <style:tab-stops>
          <style:tab-stop style:position="0.801cm"/>
        </style:tab-stops>
      </style:paragraph-properties>
      <style:text-properties fo:font-weight="bold" style:font-weight-asian="bold"/>
    </style:style>
    <style:style style:display-name="Einbettung Tabelle" style:family="paragraph" style:name="Einbettung_20_Tabelle" style:next-style-name="Text_20_body" style:parent-style-name="Text_20_body">
      <style:paragraph-properties fo:margin-left="3.18mm" fo:margin-right="1.23mm" fo:text-indent="0.0mm"/>
    </style:style>
    <style:style style:display-name="Aufzählungszeichen 2" style:family="paragraph" style:name="Aufzählungszeichen_20_2" style:parent-style-name="Aufzählungszeichen"/>
    <style:style style:display-name="Aufzählungszeichen 3" style:family="paragraph" style:name="Aufzählungszeichen_20_3" style:parent-style-name="Aufzählungszeichen_20_2"/>
    <style:style style:display-name="Heading 8" style:family="paragraph" style:name="Heading_20_8" style:next-style-name="Standard" style:parent-style-name="Standard">
      <style:paragraph-properties fo:margin-bottom="1.06mm" fo:margin-top="4.23mm"/>
      <style:text-properties style:font-style-complex="italic"/>
    </style:style>
    <style:style style:display-name="Heading 9" style:family="paragraph" style:name="Heading_20_9" style:next-style-name="Standard" style:parent-style-name="Standard">
      <style:paragraph-properties fo:margin-bottom="1.06mm" fo:margin-top="4.23mm"/>
      <style:text-properties style:font-name-complex="Arial" style:font-size-asian="11.0pt"/>
    </style:style>
    <style:style style:family="paragraph" style:name="SourceAbsatz" style:parent-style-name="Text_20_body">
      <style:paragraph-properties fo:margin-left="0.0mm" fo:margin-right="4.39mm" fo:text-indent="0.0mm">
        <style:tab-stops>
          <style:tab-stop style:position="0.651cm"/>
          <style:tab-stop style:position="1.3cm"/>
          <style:tab-stop style:position="1.951cm"/>
          <style:tab-stop style:position="2.6cm"/>
          <style:tab-stop style:position="3.251cm"/>
          <style:tab-stop style:position="3.9cm"/>
          <style:tab-stop style:position="4.551cm"/>
          <style:tab-stop style:position="5.2cm"/>
          <style:tab-stop style:position="5.851cm"/>
          <style:tab-stop style:position="6.502cm"/>
        </style:tab-stops>
      </style:paragraph-properties>
      <style:text-properties fo:country="GB" fo:font-size="10.0pt" fo:language="en" style:font-name="Courier New" style:font-name-complex="Courier New" style:font-size-asian="10.0pt"/>
    </style:style>
    <style:style style:display-name="Heading 6" style:family="paragraph" style:name="Heading_20_6" style:next-style-name="Standard" style:parent-style-name="Standard">
      <style:paragraph-properties fo:margin-bottom="1.06mm" fo:margin-top="4.23mm"/>
      <style:text-properties fo:color="#999999" fo:font-weight="bold" style:font-name="Arial" style:font-name-complex="Arial" style:font-size-asian="11.0pt" style:font-weight-asian="bold" style:font-weight-complex="bold"/>
    </style:style>
    <style:style style:family="paragraph" style:name="Heading" style:next-style-name="Text_20_body" style:parent-style-name="Standard">
      <style:paragraph-properties fo:margin-bottom="2.82mm" fo:margin-top="4.23mm" style:line-height-at-least="5.64mm"/>
      <style:text-properties fo:font-size="15.0pt" fo:letter-spacing="-0.11mm" style:font-name-complex="Arial" style:font-size-asian="15.0pt" style:font-weight-complex="bold"/>
    </style:style>
    <style:style style:family="paragraph" style:name="Gliederungstitel" style:next-style-name="Text_20_body" style:parent-style-name="Heading">
      <style:paragraph-properties fo:margin-bottom="4.23mm" fo:margin-top="4.23mm" style:line-height-at-least="5.64mm"/>
      <style:text-properties fo:font-size="14.0pt" style:font-size-asian="14.0pt"/>
    </style:style>
    <style:style style:display-name="Heading 7" style:family="paragraph" style:name="Heading_20_7" style:next-style-name="Standard" style:parent-style-name="Standard">
      <style:paragraph-properties fo:margin-bottom="1.06mm" fo:margin-top="4.23mm"/>
    </style:style>
    <style:style style:display-name="Heading 4" style:family="paragraph" style:name="Heading_20_4" style:next-style-name="Text_20_body" style:parent-style-name="Text_20_body">
      <style:paragraph-properties fo:margin-bottom="2.12mm" fo:margin-top="4.23mm"/>
      <style:text-properties fo:country="GB" fo:language="en" style:font-size-asian="8.5pt" style:font-weight-complex="bold"/>
    </style:style>
    <style:style style:family="paragraph" style:name="Grußformel" style:next-style-name="Unterschriften" style:parent-style-name="Text_20_body">
      <style:paragraph-properties fo:margin-bottom="2.12mm" fo:margin-top="7.06mm"/>
    </style:style>
    <style:style style:display-name="Heading 5" style:family="paragraph" style:name="Heading_20_5" style:next-style-name="Text_20_body" style:parent-style-name="Text_20_body">
      <style:paragraph-properties fo:line-height="4.23mm" fo:margin-bottom="2.12mm" fo:margin-top="4.23mm"/>
      <style:text-properties style:text-underline-style="solid"/>
    </style:style>
    <style:style style:default-outline-level="2" style:display-name="Heading 2" style:family="paragraph" style:name="Heading_20_2" style:next-style-name="Text_20_body" style:parent-style-name="Standard">
      <style:paragraph-properties fo:margin-bottom="2.12mm" fo:margin-top="4.23mm"/>
      <style:text-properties fo:font-size="12.0pt" style:font-name="Arial" style:font-name-complex="Arial" style:font-size-asian="12.0pt" style:font-style-complex="italic" style:font-weight-complex="bold"/>
    </style:style>
    <style:style style:default-outline-level="3" style:display-name="Heading 3" style:family="paragraph" style:name="Heading_20_3" style:next-style-name="Text_20_body" style:parent-style-name="Text_20_body">
      <style:paragraph-properties fo:margin-bottom="1.06mm" fo:margin-top="4.23mm"/>
      <style:text-properties fo:country="GB" fo:font-size="10.0pt" fo:language="en" style:font-name-complex="Arial" style:font-size-asian="10.0pt" style:font-weight-complex="bold"/>
    </style:style>
    <style:style style:default-outline-level="1" style:display-name="Heading 1" style:family="paragraph" style:name="Heading_20_1" style:next-style-name="Text_20_body" style:parent-style-name="Standard">
      <style:paragraph-properties fo:break-before="page" fo:line-height="5.64mm" fo:margin-bottom="2.82mm" fo:margin-top="4.23mm"/>
      <style:text-properties fo:font-size="14.0pt" fo:letter-spacing="-0.07mm" style:font-name="Arial" style:font-name-complex="Arial" style:font-size-asian="14.0pt" style:font-weight-complex="bold"/>
    </style:style>
    <style:style style:family="paragraph" style:name="Head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Titel klein" style:family="paragraph" style:name="Titel_20_klein" style:next-style-name="Heading" style:parent-style-name="Heading">
      <style:paragraph-properties/>
      <style:text-properties fo:font-size="13.0pt" style:font-size-asian="13.0pt"/>
    </style:style>
    <style:style style:family="paragraph" style:name="Verteilerliste" style:parent-style-name="Standard">
      <style:paragraph-properties fo:margin-left="63.52mm" fo:margin-right="10.8mm" fo:text-indent="-41.31mm">
        <style:tab-stops>
          <style:tab-stop style:position="2.221cm"/>
          <style:tab-stop style:position="6.35cm"/>
          <style:tab-stop style:position="7.2cm"/>
        </style:tab-stops>
      </style:paragraph-properties>
      <style:text-properties fo:country="GB" fo:language="en" style:font-size-asian="8.0pt"/>
    </style:style>
    <style:style style:family="paragraph" style:name="AngabeErsteSeite" style:parent-style-name="Text_20_body">
      <style:paragraph-properties fo:margin-left="22.21mm" fo:margin-right="33.3mm" fo:text-indent="-22.21mm"/>
    </style:style>
    <style:style style:display-name="Aufzählung 1 folgende" style:family="paragraph" style:name="Aufzählung_20_1_20_folgende" style:parent-style-name="Aufzählungszeichen">
      <style:paragraph-properties fo:margin-bottom="0.71mm" fo:margin-left="3.0mm" fo:margin-right="0.0mm" fo:margin-top="0.0mm" fo:text-indent="0.0mm"/>
    </style:style>
    <style:style style:display-name="Aufzählung 2 folgende" style:family="paragraph" style:name="Aufzählung_20_2_20_folgende" style:parent-style-name="Aufzählung_20_1_20_folgende">
      <style:paragraph-properties fo:margin-left="6.0mm" fo:margin-right="0.0mm" fo:text-indent="0.0mm"/>
    </style:style>
    <style:style style:family="paragraph" style:name="KopfzeileAnfangAbstand" style:next-style-name="Header" style:parent-style-name="Standard">
      <style:paragraph-properties fo:margin-bottom="0.0mm" fo:margin-left="115.02mm" fo:margin-right="0.0mm" fo:margin-top="14.82mm" fo:text-indent="0.0mm" style:line-height-at-least="4.23mm"/>
      <style:text-properties fo:font-size="8.0pt" style:font-size-asian="8.0pt"/>
    </style:style>
    <style:style style:display-name="Tabelle Überschrift" style:family="paragraph" style:name="Tabelle_20_Überschrift" style:parent-style-name="Standard">
      <style:paragraph-properties fo:margin-bottom="1.41mm" fo:margin-left="-0.19mm" fo:margin-right="0.0mm" fo:margin-top="0.71mm" fo:text-indent="0.0mm"/>
      <style:text-properties fo:font-weight="bold" style:font-size-asian="8.5pt" style:font-weight-asian="bold"/>
    </style:style>
    <style:style style:display-name="Vertrag Nummerierung 2" style:family="paragraph" style:name="Vertrag_20_Nummerierung_20_2" style:parent-style-name="Aufzählungszeichen"/>
    <style:style style:family="paragraph" style:name="Unterschriften" style:next-style-name="Text_20_body" style:parent-style-name="Text_20_body">
      <style:paragraph-properties fo:margin-bottom="2.12mm" fo:margin-top="19.05mm">
        <style:tab-stops>
          <style:tab-stop style:position="6.001cm"/>
        </style:tab-stops>
      </style:paragraph-properties>
    </style:style>
    <style:style style:display-name="Überschrift 1 a" style:family="paragraph" style:name="Überschrift_20_1_20_a" style:next-style-name="Text_20_body" style:parent-style-name="Heading_20_1">
      <style:paragraph-properties/>
    </style:style>
    <style:style style:family="paragraph" style:name="Anlage" style:next-style-name="Text_20_body" style:parent-style-name="Text_20_body">
      <style:paragraph-properties fo:margin-bottom="2.12mm" fo:margin-top="7.06mm"/>
      <style:text-properties fo:font-weight="bold" style:font-weight-asian="bold"/>
    </style:style>
    <style:style style:display-name="Vertrag-Nummerierung 3" style:family="paragraph" style:name="Vertrag-Nummerierung_20_3" style:parent-style-name="Aufzählungszeichen"/>
    <style:style style:display-name="Vertrag-Nummerierung 3 folgende" style:family="paragraph" style:name="Vertrag-Nummerierung_20_3_20_folgende" style:parent-style-name="Vertrag-Nummerierung_20_3">
      <style:paragraph-properties fo:margin-left="23.9mm" fo:margin-right="0.0mm" fo:text-indent="0.0mm"/>
    </style:style>
    <style:style style:display-name="Tabelle Preis Summe" style:family="paragraph" style:name="Tabelle_20_Preis_20_Summe" style:parent-style-name="Tabelle_20_Preis">
      <style:text-properties fo:font-weight="bold" style:font-weight-asian="bold"/>
    </style:style>
    <style:style style:family="paragraph" style:name="Nummerierung" style:parent-style-name="Aufzählungszeichen">
      <style:paragraph-properties fo:line-height="4.94mm" fo:margin-left="6.0mm" fo:margin-right="33.3mm" fo:text-indent="-6.0mm">
        <style:tab-stops>
          <style:tab-stop style:position="0.6cm"/>
        </style:tab-stops>
      </style:paragraph-properties>
    </style:style>
    <style:style style:display-name="Contents 1" style:family="paragraph" style:name="Contents_20_1" style:next-style-name="Standard" style:parent-style-name="Standard">
      <style:paragraph-properties fo:margin-left="5.31mm" fo:margin-right="33.3mm" fo:text-indent="-5.31mm" style:line-height-at-least="4.94mm">
        <style:tab-stops>
          <style:tab-stop style:position="16.612cm" style:type="right"/>
        </style:tab-stops>
      </style:paragraph-properties>
      <style:text-properties style:font-style-complex="italic" style:font-weight-complex="bold"/>
    </style:style>
    <style:style style:family="paragraph" style:name="Sprechblasentext" style:parent-style-name="Standard">
      <style:text-properties fo:font-size="8.0pt" style:font-name="Tahoma" style:font-name-complex="Tahoma" style:font-size-asian="8.0pt"/>
    </style:style>
    <style:style style:display-name="Contents 2" style:family="paragraph" style:name="Contents_20_2" style:next-style-name="Standard" style:parent-style-name="Standard">
      <style:paragraph-properties fo:margin-left="15.91mm" fo:margin-right="0.0mm" fo:text-indent="-10.6mm" style:line-height-at-least="4.94mm">
        <style:tab-stops>
          <style:tab-stop style:position="16.612cm" style:type="right"/>
        </style:tab-stops>
      </style:paragraph-properties>
      <style:text-properties style:font-size-asian="11.0pt" style:font-weight-complex="bold"/>
    </style:style>
    <style:style style:family="paragraph" style:name="Dokumentstruktur" style:parent-style-name="Standard">
      <style:paragraph-properties fo:background-color="#000080"/>
      <style:text-properties fo:font-size="10.0pt" style:font-name="Tahoma" style:font-name-complex="Tahoma" style:font-size-asian="10.0pt"/>
    </style:style>
    <style:style style:display-name="Contents 3" style:family="paragraph" style:name="Contents_20_3" style:next-style-name="Standard" style:parent-style-name="Standard">
      <style:paragraph-properties fo:margin-left="30.41mm" fo:margin-right="0.0mm" fo:text-indent="-14.5mm" style:line-height-at-least="4.23mm">
        <style:tab-stops>
          <style:tab-stop style:position="16.612cm" style:type="right"/>
        </style:tab-stops>
      </style:paragraph-properties>
      <style:text-properties style:font-size-asian="10.0pt"/>
    </style:style>
    <style:style style:family="paragraph" style:name="Fußnote" style:parent-style-name="Standard">
      <style:paragraph-properties fo:line-height="3.88mm" fo:margin-left="3.19mm" fo:margin-right="0.0mm" fo:text-indent="-3.19mm"/>
    </style:style>
    <style:style style:display-name="Contents 4" style:family="paragraph" style:name="Contents_20_4" style:next-style-name="Standard" style:parent-style-name="Standard">
      <style:paragraph-properties fo:margin-left="30.41mm" fo:margin-right="0.0mm" fo:text-indent="0.0mm" style:line-height-at-least="4.23mm">
        <style:tab-stops>
          <style:tab-stop style:position="3.701cm"/>
          <style:tab-stop style:position="16.612cm" style:type="right"/>
        </style:tab-stops>
      </style:paragraph-properties>
      <style:text-properties style:font-size-asian="10.0pt"/>
    </style:style>
    <style:style style:display-name="Contents 5" style:family="paragraph" style:name="Contents_20_5" style:next-style-name="Standard" style:parent-style-name="Standard">
      <style:paragraph-properties fo:margin-left="12.7mm" fo:margin-right="0.0mm" fo:text-indent="0.0mm"/>
      <style:text-properties fo:font-size="10.0pt" style:font-name="Times New Roman" style:font-name-complex="Times New Roman" style:font-size-asian="10.0pt"/>
    </style:style>
    <style:style style:family="paragraph" style:name="Abbildungsverzeichnis" style:next-style-name="Standard" style:parent-style-name="Standard">
      <style:paragraph-properties>
        <style:tab-stops>
          <style:tab-stop style:position="1.7cm"/>
          <style:tab-stop style:position="2.0cm"/>
          <style:tab-stop style:position="16.612cm" style:type="right"/>
        </style:tab-stops>
      </style:paragraph-properties>
      <style:text-properties style:font-name="Arial" style:font-name-complex="Arial"/>
    </style:style>
    <style:style style:display-name="Contents 6" style:family="paragraph" style:name="Contents_20_6" style:next-style-name="Standard" style:parent-style-name="Standard">
      <style:paragraph-properties fo:margin-left="15.88mm" fo:margin-right="0.0mm" fo:text-indent="0.0mm"/>
      <style:text-properties fo:font-size="10.0pt" style:font-name="Times New Roman" style:font-name-complex="Times New Roman" style:font-size-asian="10.0pt"/>
    </style:style>
    <style:style style:display-name="Tabelle Nummerierung" style:family="paragraph" style:name="Tabelle_20_Nummerierung" style:parent-style-name="Nummerierung_20_1">
      <style:paragraph-properties fo:margin-bottom="1.41mm" fo:margin-left="0.0mm" fo:margin-right="0.0mm" fo:margin-top="0.71mm" fo:text-indent="0.0mm"/>
    </style:style>
    <style:style style:display-name="Contents 7" style:family="paragraph" style:name="Contents_20_7" style:next-style-name="Standard" style:parent-style-name="Standard">
      <style:paragraph-properties fo:margin-left="19.05mm" fo:margin-right="0.0mm" fo:text-indent="0.0mm"/>
      <style:text-properties fo:font-size="10.0pt" style:font-name="Times New Roman" style:font-name-complex="Times New Roman" style:font-size-asian="10.0pt"/>
    </style:style>
    <style:style style:display-name="Contents 8" style:family="paragraph" style:name="Contents_20_8" style:next-style-name="Standard" style:parent-style-name="Standard">
      <style:paragraph-properties fo:margin-left="22.23mm" fo:margin-right="0.0mm" fo:text-indent="0.0mm"/>
      <style:text-properties fo:font-size="10.0pt" style:font-name="Times New Roman" style:font-name-complex="Times New Roman" style:font-size-asian="10.0pt"/>
    </style:style>
    <style:style style:display-name="Contents 9" style:family="paragraph" style:name="Contents_20_9" style:next-style-name="Standard" style:parent-style-name="Standard">
      <style:paragraph-properties fo:margin-left="25.4mm" fo:margin-right="0.0mm" fo:text-indent="0.0mm"/>
      <style:text-properties fo:font-size="10.0pt" style:font-name="Times New Roman" style:font-name-complex="Times New Roman" style:font-size-asian="10.0pt"/>
    </style:style>
    <style:style style:display-name="Bild eingefügt" style:family="paragraph" style:name="Bild_20_eingefügt" style:parent-style-name="Text_20_body">
      <style:paragraph-properties fo:line-height="100%" fo:margin-bottom="0.0mm" fo:margin-top="0.0mm"/>
      <style:text-properties fo:color="#ff00ff" fo:font-size="14.0pt" fo:font-style="italic" style:font-size-asian="14.0pt" style:font-style-asian="italic"/>
    </style:style>
    <style:style style:family="paragraph" style:name="TextkörperNachAufzählung" style:next-style-name="Text_20_body" style:parent-style-name="Text_20_body">
      <style:paragraph-properties fo:margin-bottom="2.12mm" fo:margin-top="2.12mm"/>
      <style:text-properties style:font-size-asian="8.0pt"/>
    </style:style>
    <style:style style:display-name="Vertrag-Paragraph folgende" style:family="paragraph" style:name="Vertrag-Paragraph_20_folgende" style:parent-style-name="Vertrag-Paragraph">
      <style:paragraph-properties fo:margin-left="8.01mm" fo:margin-right="33.3mm" fo:text-indent="0.0mm"/>
      <style:text-properties fo:font-weight="normal" style:font-weight-asian="normal"/>
    </style:style>
    <style:style style:family="paragraph" style:name="Footnote" style:parent-style-name="Standard">
      <style:text-properties fo:font-size="10.0pt" style:font-size-asian="10.0pt"/>
    </style:style>
    <style:style style:family="paragraph" style:name="Betreff" style:parent-style-name="Text_20_body">
      <style:paragraph-properties fo:margin-left="0.0mm" fo:margin-right="4.39mm" fo:text-indent="0.0mm"/>
    </style:style>
    <style:style style:family="paragraph" style:name="Beschriftung" style:next-style-name="Text_20_body" style:parent-style-name="Standard">
      <style:paragraph-properties fo:margin-bottom="4.23mm" fo:margin-top="4.23mm"/>
      <style:text-properties style:font-name="Arial" style:font-name-complex="Arial" style:font-size-asian="10.0pt" style:font-weight-complex="bold"/>
    </style:style>
    <style:style style:family="paragraph" style:name="Memo-Gliederung" style:next-style-name="Text_20_body" style:parent-style-name="Text_20_body">
      <style:paragraph-properties fo:margin-bottom="2.12mm" fo:margin-top="2.12mm"/>
      <style:text-properties fo:font-size="12.0pt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FreeSans1" style:font-size-asian="12.0pt" style:font-style-asian="italic" style:font-style-complex="italic"/>
    </style:style>
    <style:style style:family="paragraph" style:name="Zwischentitel" style:next-style-name="Text_20_body" style:parent-style-name="Heading">
      <style:paragraph-properties/>
      <style:text-properties fo:font-size="12.0pt" style:font-size-asian="12.0pt"/>
    </style:style>
    <style:style style:family="paragraph" style:name="Anrede" style:next-style-name="Text_20_body" style:parent-style-name="Text_20_body">
      <style:paragraph-properties fo:margin-bottom="4.23mm" fo:margin-top="0.0mm"/>
    </style:style>
    <style:style style:display-name="Vertrag-Nummerierung 1" style:family="paragraph" style:name="Vertrag-Nummerierung_20_1" style:parent-style-name="Aufzählungszeichen"/>
    <style:style style:display-name="Vertrag-Nummerierung 1 folgende" style:family="paragraph" style:name="Vertrag-Nummerierung_20_1_20_folgende" style:parent-style-name="Vertrag-Nummerierung_20_1">
      <style:paragraph-properties fo:margin-left="13.3mm" fo:margin-right="0.0mm" fo:text-indent="0.0mm"/>
    </style:style>
    <style:style style:family="paragraph" style:name="Hilfstext" style:next-style-name="Text_20_body" style:parent-style-name="Text_20_body">
      <style:paragraph-properties/>
      <style:text-properties fo:color="#ff00ff" fo:font-weight="bold" style:font-size-asian="8.5pt" style:font-weight-asian="bold"/>
    </style:style>
    <style:style style:display-name="Vertrag-Nummerierung 2 folgende" style:family="paragraph" style:name="Vertrag-Nummerierung_20_2_20_folgende" style:parent-style-name="Vertrag_20_Nummerierung_20_2">
      <style:paragraph-properties fo:margin-left="18.61mm" fo:margin-right="0.0mm" fo:text-indent="0.0mm"/>
    </style:style>
    <style:style style:display-name="Fuß/-Endnotenüberschrift" style:family="paragraph" style:name="Fuß_2f_-Endnotenüberschrift" style:next-style-name="Standard" style:parent-style-name="Standard">
      <style:paragraph-properties/>
      <style:text-properties style:font-name="Arial" style:font-name-complex="Arial"/>
    </style:style>
    <style:style style:family="paragraph" style:name="Memo-Überschrift" style:next-style-name="Text_20_body" style:parent-style-name="Text_20_body">
      <style:paragraph-properties fo:margin-bottom="2.12mm" fo:margin-top="2.12mm"/>
      <style:text-properties fo:font-weight="bold" style:font-weight-asian="bold"/>
    </style:style>
    <style:style style:family="paragraph" style:name="Footer" style:parent-style-name="Standard">
      <style:paragraph-properties style:line-height-at-least="4.94m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Tabelle Überschrift rechts" style:family="paragraph" style:name="Tabelle_20_Überschrift_20_rechts" style:parent-style-name="Tabelle_20_Überschrift">
      <style:paragraph-properties fo:margin-left="-0.19mm" fo:margin-right="2.2mm" fo:text-align="right" fo:text-indent="0.0mm"/>
      <style:text-properties fo:country="GB" fo:language="en"/>
    </style:style>
    <style:style style:family="paragraph" style:name="RGV-Überschrift" style:next-style-name="Standard" style:parent-style-name="Standard">
      <style:paragraph-properties fo:margin-bottom="0.0mm" fo:margin-top="2.12mm"/>
      <style:text-properties fo:font-size="12.0pt" fo:font-weight="bold" style:font-name-complex="Arial" style:font-size-asian="12.0pt" style:font-weight-asian="bold" style:font-weight-complex="bold"/>
    </style:style>
    <style:style style:family="text" style:name="WW8Num8z2" style:parent-style-name="default_character_style">
      <style:text-properties style:font-name="Wingdings" style:font-name-complex="Wingdings"/>
    </style:style>
    <style:style style:family="text" style:name="WW8Num8z3" style:parent-style-name="default_character_style">
      <style:text-properties style:font-name="Symbol" style:font-name-complex="Symbol"/>
    </style:style>
    <style:style style:family="text" style:name="WW8Num8z0" style:parent-style-name="default_character_style">
      <style:text-properties fo:font-size="9.0pt" fo:font-style="normal" fo:font-weight="normal" style:font-name="Arial" style:font-name-complex="Arial" style:font-size-asian="9.0pt" style:font-style-asian="normal" style:font-weight-asian="normal"/>
    </style:style>
    <style:style style:display-name="Vertrag-Paragraph Zchn" style:family="text" style:name="Vertrag-Paragraph_20_Zchn" style:parent-style-name="default_character_style">
      <style:text-properties fo:country="DE" fo:font-size="9.0pt" fo:font-weight="bold" fo:language="de" style:font-name="Arial" style:font-name-complex="Arial" style:font-size-asian="9.0pt" style:font-weight-asian="bold"/>
    </style:style>
    <style:style style:display-name="Vertrag-Paragraph folgende Zchn" style:family="text" style:name="Vertrag-Paragraph_20_folgende_20_Zchn" style:parent-style-name="Vertrag-Paragraph_20_Zchn"/>
    <style:style style:family="text" style:name="WW8Num8z1" style:parent-style-name="default_character_style">
      <style:text-properties style:font-name="Courier New" style:font-name-complex="Courier New"/>
    </style:style>
    <style:style style:family="text" style:name="WW8Num7ztrue" style:parent-style-name="default_character_style"/>
    <style:style style:family="text" style:name="Absatz-Standardschriftart" style:parent-style-name="default_character_style"/>
    <style:style style:family="text" style:name="WW8Num11ztrue" style:parent-style-name="default_character_style"/>
    <style:style style:display-name="Footnote Symbol" style:family="text" style:name="Footnote_20_Symbol" style:parent-style-name="default_character_style">
      <style:text-properties style:text-position="super"/>
    </style:style>
    <style:style style:display-name="Textkörper Zchn" style:family="text" style:name="Textkörper_20_Zchn" style:parent-style-name="default_character_style">
      <style:text-properties fo:country="DE" fo:font-size="9.0pt" fo:language="de" style:font-name="Arial" style:font-name-complex="Arial" style:font-size-asian="9.0pt"/>
    </style:style>
    <style:style style:display-name="Aufzählungszeichen Zchn" style:family="text" style:name="Aufzählungszeichen_20_Zchn" style:parent-style-name="Textkörper_20_Zchn"/>
    <style:style style:display-name="Aufzählung 1 folgende Zchn Zchn" style:family="text" style:name="Aufzählung_20_1_20_folgende_20_Zchn_20_Zchn" style:parent-style-name="Aufzählungszeichen_20_Zchn"/>
    <style:style style:display-name="TextkörperNachAufzählung Zchn Zchn" style:family="text" style:name="TextkörperNachAufzählung_20_Zchn_20_Zchn" style:parent-style-name="Textkörper_20_Zchn"/>
    <style:style style:family="text" style:name="WW8Num2ztrue" style:parent-style-name="default_character_style"/>
    <style:style style:family="text" style:name="WW8Num22z0" style:parent-style-name="default_character_style">
      <style:text-properties fo:font-size="9.0pt" style:font-name="Arial" style:font-name-complex="Arial" style:font-size-asian="9.0pt"/>
    </style:style>
    <style:style style:family="text" style:name="WW8Num17ztrue" style:parent-style-name="default_character_style"/>
    <style:style style:family="text" style:name="WW8Num24z0" style:parent-style-name="default_character_style">
      <style:text-properties fo:font-size="9.0pt" style:font-name="Arial" style:font-name-complex="Arial" style:font-size-asian="9.0pt"/>
    </style:style>
    <style:style style:family="text" style:name="WW8Num20z0" style:parent-style-name="default_character_style">
      <style:text-properties fo:font-size="9.0pt" style:font-name="Arial" style:font-name-complex="Arial" style:font-size-asian="9.0pt"/>
    </style:style>
    <style:style style:display-name="Aufzählungszeichen 2 Zchn" style:family="text" style:name="Aufzählungszeichen_20_2_20_Zchn" style:parent-style-name="Aufzählungszeichen_20_Zchn"/>
    <style:style style:family="text" style:name="WW8Num13ztrue" style:parent-style-name="default_character_style"/>
    <style:style style:family="text" style:name="WW8Num6ztrue" style:parent-style-name="default_character_style"/>
    <style:style style:family="text" style:name="WW8Num10ztrue" style:parent-style-name="default_character_style"/>
    <style:style style:family="text" style:name="WW8Num19ztrue" style:parent-style-name="default_character_style"/>
    <style:style style:display-name="Nummerierung Zchn" style:family="text" style:name="Nummerierung_20_Zchn" style:parent-style-name="Aufzählungszeichen_20_Zchn"/>
    <style:style style:family="text" style:name="WW8Num3ztrue" style:parent-style-name="default_character_style"/>
    <style:style style:family="text" style:name="WW8Num21ztrue" style:parent-style-name="default_character_style"/>
    <style:style style:family="text" style:name="WW8Num24ztrue" style:parent-style-name="default_character_style"/>
    <style:style style:family="text" style:name="WW8Num16z4" style:parent-style-name="default_character_style">
      <style:text-properties style:font-name="Courier New" style:font-name-complex="Courier New"/>
    </style:style>
    <style:style style:family="text" style:name="WW8Num18z2" style:parent-style-name="default_character_style">
      <style:text-properties style:font-name="Wingdings" style:font-name-complex="Wingdings"/>
    </style:style>
    <style:style style:family="text" style:name="WW8Num16z3" style:parent-style-name="default_character_style">
      <style:text-properties style:font-name="Symbol" style:font-name-complex="Symbol"/>
    </style:style>
    <style:style style:family="text" style:name="WW8Num18z1" style:parent-style-name="default_character_style">
      <style:text-properties style:font-name="Courier New" style:font-name-complex="Courier New"/>
    </style:style>
    <style:style style:family="text" style:name="Sourcecode" style:parent-style-name="default_character_style">
      <style:text-properties fo:font-size="10.0pt" style:font-name="Courier New" style:font-name-complex="Courier New" style:font-size-asian="10.0pt"/>
    </style:style>
    <style:style style:family="text" style:name="Emphasize" style:parent-style-name="default_character_style">
      <style:text-properties fo:font-weight="bold" style:font-weight-asian="bold"/>
    </style:style>
    <style:style style:family="text" style:name="WW8Num18z3" style:parent-style-name="default_character_style">
      <style:text-properties style:font-name="Symbol" style:font-name-complex="Symbol"/>
    </style:style>
    <style:style style:family="text" style:name="WW8Num16z0" style:parent-style-name="default_character_style">
      <style:text-properties fo:font-size="9.0pt" fo:font-style="normal" fo:font-weight="normal" style:font-name="Arial" style:font-name-complex="Arial" style:font-size-asian="9.0pt" style:font-style-asian="normal" style:font-weight-asian="normal"/>
    </style:style>
    <style:style style:display-name="Hilfstext Zchn" style:family="text" style:name="Hilfstext_20_Zchn" style:parent-style-name="default_character_style">
      <style:text-properties fo:color="#ff00ff" fo:country="DE" fo:font-size="9.0pt" fo:font-weight="bold" fo:language="de" style:font-name="Arial" style:font-name-complex="Arial" style:font-size-asian="9.0pt" style:font-weight-asian="bold"/>
    </style:style>
    <style:style style:family="text" style:name="WW8Num16z2" style:parent-style-name="default_character_style">
      <style:text-properties style:font-name="Wingdings" style:font-name-complex="Wingdings"/>
    </style:style>
    <style:style style:family="text" style:name="WW8Num18z0" style:parent-style-name="default_character_style">
      <style:text-properties fo:font-size="9.0pt" style:font-name="Arial" style:font-name-complex="Arial" style:font-size-asian="9.0pt"/>
    </style:style>
    <style:style style:display-name="Internet link" style:family="text" style:name="Internet_20_link" style:parent-style-name="default_character_style">
      <style:text-properties fo:color="#0000ff" fo:font-size="9.0pt" style:font-name="Arial" style:font-name-complex="Arial" style:font-size-asian="9.0pt" style:text-underline-style="solid"/>
    </style:style>
    <style:style style:family="text" style:name="WW8Num2z0" style:parent-style-name="default_character_style">
      <style:text-properties fo:font-size="9.0pt" style:font-name="Arial" style:font-name-complex="Arial" style:font-size-asian="9.0pt"/>
    </style:style>
    <style:style style:family="text" style:name="WW8Num12z0" style:parent-style-name="default_character_style">
      <style:text-properties fo:font-size="9.0pt" style:font-name="Arial" style:font-name-complex="Arial" style:font-size-asian="9.0pt"/>
    </style:style>
    <style:style style:family="text" style:name="WW8Num14z0" style:parent-style-name="default_character_style">
      <style:text-properties fo:font-size="9.0pt" style:font-name="Arial" style:font-name-complex="Arial" style:font-size-asian="9.0pt"/>
    </style:style>
    <style:style style:family="text" style:name="WW8Num6z0" style:parent-style-name="default_character_style">
      <style:text-properties fo:color="#000000" fo:font-size="9.0pt" fo:font-style="normal" fo:font-weight="normal" style:font-name="Arial" style:font-name-complex="Arial" style:font-size-asian="9.0pt" style:font-style-asian="normal" style:font-weight-asian="normal"/>
    </style:style>
    <style:style style:family="text" style:name="WW8Num4z0" style:parent-style-name="default_character_style">
      <style:text-properties fo:color="#000000" fo:font-size="9.0pt" fo:font-style="normal" fo:font-weight="normal" style:font-size-asian="9.0pt" style:font-style-asian="normal" style:font-weight-asian="normal"/>
    </style:style>
    <style:style style:family="text" style:name="WW8Num10z0" style:parent-style-name="default_character_style">
      <style:text-properties fo:font-size="9.0pt" style:font-name="Arial" style:font-name-complex="Arial" style:font-size-asian="9.0pt"/>
    </style:style>
    <style:style style:family="text" style:name="Kommentarzeichen" style:parent-style-name="default_character_style">
      <style:text-properties fo:font-size="8.0pt" style:font-size-asian="8.0pt"/>
    </style:style>
    <style:style style:family="text" style:name="WW8Num9z0" style:parent-style-name="default_character_style">
      <style:text-properties fo:font-size="9.0pt" style:font-name="Arial" style:font-name-complex="Arial" style:font-size-asian="9.0pt"/>
    </style:style>
    <style:style style:display-name="Tabelle Aufzählung Zchn" style:family="text" style:name="Tabelle_20_Aufzählung_20_Zchn" style:parent-style-name="Aufzählungszeichen_20_Zchn"/>
    <style:style style:display-name="Nummerierung 1 Zchn Zchn" style:family="text" style:name="Nummerierung_20_1_20_Zchn_20_Zchn" style:parent-style-name="Aufzählungszeichen_20_Zchn"/>
    <style:style style:display-name="Tabelle Nummerierung Zchn" style:family="text" style:name="Tabelle_20_Nummerierung_20_Zchn" style:parent-style-name="Nummerierung_20_1_20_Zchn_20_Zchn"/>
    <style:style style:family="text" style:name="WW8Num5ztrue" style:parent-style-name="default_character_style"/>
    <style:style style:family="text" style:name="WW8Num22ztrue" style:parent-style-name="default_character_style"/>
    <style:style style:display-name="Page Number" style:family="text" style:name="Page_20_Number" style:parent-style-name="default_character_style">
      <style:text-properties fo:font-size="8.0pt" style:font-name="Arial" style:font-name-complex="Arial" style:font-size-asian="8.0pt"/>
    </style:style>
    <style:style style:family="text" style:name="WW8Num9ztrue" style:parent-style-name="default_character_style"/>
    <style:style style:family="text" style:name="WW8Num14ztrue" style:parent-style-name="default_character_style"/>
    <style:style style:family="text" style:name="WW8Num23z0" style:parent-style-name="default_character_style">
      <style:text-properties fo:font-size="9.0pt" style:font-name="Arial" style:font-name-complex="Arial" style:font-size-asian="9.0pt"/>
    </style:style>
    <style:style style:family="text" style:name="WW8Num21z0" style:parent-style-name="default_character_style">
      <style:text-properties fo:color="#000000" fo:font-size="9.0pt" fo:font-style="normal" fo:font-weight="normal" style:font-size-asian="9.0pt" style:font-style-asian="normal" style:font-weight-asian="normal"/>
    </style:style>
    <style:style style:display-name="Nummerierung 1 folgende Zchn Zchn" style:family="text" style:name="Nummerierung_20_1_20_folgende_20_Zchn_20_Zchn" style:parent-style-name="Nummerierung_20_1_20_Zchn_20_Zchn"/>
    <style:style style:family="text" style:name="WW8Num19z0" style:parent-style-name="default_character_style">
      <style:text-properties fo:font-size="9.0pt" style:font-name="Arial" style:font-name-complex="Arial" style:font-size-asian="9.0pt"/>
    </style:style>
    <style:style style:family="text" style:name="WW8Num15ztrue" style:parent-style-name="default_character_style"/>
    <style:style style:family="text" style:name="WW8Num15z0" style:parent-style-name="default_character_style">
      <style:text-properties fo:font-size="9.0pt" style:font-name="Arial" style:font-name-complex="Arial" style:font-size-asian="9.0pt"/>
    </style:style>
    <style:style style:family="text" style:name="WW8Num7zfalse" style:parent-style-name="default_character_style"/>
    <style:style style:family="text" style:name="WW8Num17z0" style:parent-style-name="default_character_style">
      <style:text-properties fo:font-size="9.0pt" style:font-name="Arial" style:font-name-complex="Arial" style:font-size-asian="9.0pt"/>
    </style:style>
    <style:style style:display-name="Text klein" style:family="text" style:name="Text_20_klein" style:parent-style-name="default_character_style">
      <style:text-properties fo:font-size="8.5pt" style:font-size-asian="8.5pt"/>
    </style:style>
    <style:style style:family="text" style:name="WW8Num23ztrue" style:parent-style-name="default_character_style"/>
    <style:style style:family="text" style:name="WW8Num3z0" style:parent-style-name="default_character_style">
      <style:text-properties fo:color="#000000" fo:font-size="9.0pt" fo:font-style="normal" fo:font-weight="normal" style:font-name="Arial" style:font-name-complex="Arial" style:font-size-asian="9.0pt" style:font-style-asian="normal" style:font-weight-asian="normal"/>
    </style:style>
    <style:style style:family="text" style:name="WW8Num11z0" style:parent-style-name="default_character_style">
      <style:text-properties fo:font-size="9.0pt" style:font-name="Arial" style:font-name-complex="Arial" style:font-size-asian="9.0pt"/>
    </style:style>
    <style:style style:display-name="Aufzählung 2 folgende Zchn Zchn" style:family="text" style:name="Aufzählung_20_2_20_folgende_20_Zchn_20_Zchn" style:parent-style-name="Aufzählung_20_1_20_folgende_20_Zchn_20_Zchn"/>
    <style:style style:family="text" style:name="WW8Num1z0" style:parent-style-name="default_character_style">
      <style:text-properties fo:font-size="9.0pt" fo:font-style="normal" fo:font-weight="normal" style:font-name="Arial" style:font-name-complex="Arial" style:font-size-asian="9.0pt" style:font-style-asian="normal" style:font-weight-asian="normal"/>
    </style:style>
    <style:style style:family="text" style:name="WW8Num13z0" style:parent-style-name="default_character_style">
      <style:text-properties fo:font-size="9.0pt" style:font-name="Arial" style:font-name-complex="Arial" style:font-size-asian="9.0pt"/>
    </style:style>
    <style:style style:family="text" style:name="WW8Num4ztrue" style:parent-style-name="default_character_style"/>
    <style:style style:family="text" style:name="WW8Num20ztrue" style:parent-style-name="default_character_style"/>
    <style:style style:family="text" style:name="WW8Num5z0" style:parent-style-name="default_character_style">
      <style:text-properties fo:font-size="9.0pt" style:font-name="Arial" style:font-name-complex="Arial" style:font-size-asian="9.0pt"/>
    </style:style>
    <style:style style:family="text" style:name="WW8Num12ztrue" style:parent-style-name="default_character_style"/>
    <style:default-style style:family="graphic">
      <style:graphic-properties draw:fill="solid" draw:fill-color="#729fcf"/>
      <style:text-properties fo:country="US" fo:font-size="12.0pt" fo:language="en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>
    <style:style style:family="paragraph" style:name="a393085" style:parent-style-name="Header">
      <style:paragraph-properties fo:line-height="4.23mm" fo:margin-bottom="1.41mm" fo:margin-left="115.02mm" fo:margin-right="-11.5mm" fo:margin-top="0.0mm" fo:text-indent="0.0mm"/>
    </style:style>
    <style:style style:family="graphic" style:name="ac038ec" style:parent-style-name="Graphics">
      <style:graphic-properties fo:background-color="ffffff" fo:border-bottom="none" fo:border-left="none" fo:border-right="none" fo:border-top="none" fo:margin-left="3.19mm" fo:margin-right="3.19mm" fo:padding-bottom="0.02mm" fo:padding-left="0.02mm" fo:padding-right="0.02mm" fo:padding-top="0.02mm" style:horizontal-pos="from-left" style:horizontal-rel="paragraph" style:run-through="background" style:vertical-pos="from-top" style:vertical-rel="page-content" style:wrap="run-through" style:wrap-contour="false" svg:y="-35.21mm"/>
    </style:style>
    <style:style style:family="paragraph" style:name="a8a6957" style:parent-style-name="KopfzeileAnfangAbstand">
      <style:text-properties fo:country="US" fo:language="en"/>
    </style:style>
  </office:automatic-styles>
  <office:master-styles>
    <style:master-page style:name="Standard">
      <style:header>
        <text:p text:style-name="a8a6957"><text:bookmark-ref style:data-style-name="" text:ref-name="Title" text:reference-format="text">Error: Reference source not found</text:bookmark-ref><draw:frame draw:style-name="ac038ec" svg:height="4.5mm" svg:width="40.48mm" svg:y="-35.21mm" text:anchor-type="frame"><draw:image xlink:actuate="onLoad" xlink:href="Pictures/10000000000001DD00000035FD417F2D.jpg" xlink:show="embed" xlink:type="simple"/><draw:text-box/></draw:frame></text:p>
        <text:p text:style-name="a393085">Seite<text:s/><text:page-number/>von<text:s/><text:page-count style:data-style-name="" style:num-format="1">1</text:page-count></text:p>
      </style:header>
      <style:footer>
        <text:p text:style-name="Footer"/>
      </style:footer>
    </style:master-page>
    <style:master-page style:name="First_20_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04</dc:date>
    <meta:editing-cycles>2</meta:editing-cycles>
    <meta:editing-duration>PT0.035S</meta:editing-duration>
  </office:meta>
</office:document-meta>
</file>